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 fo:font-size="18pt" fo:font-weight="bold" officeooo:rsid="00006d4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officeooo:rsid="00006d41"/>
    </style:style>
    <style:style style:name="P3" style:family="paragraph" style:parent-style-name="Standard">
      <style:paragraph-properties fo:text-align="justify" style:justify-single-word="false"/>
      <style:text-properties style:font-name="Calibri" officeooo:rsid="00006d41" officeooo:paragraph-rsid="00006d41"/>
    </style:style>
    <style:style style:name="P4" style:family="paragraph" style:parent-style-name="Standard">
      <style:paragraph-properties fo:text-align="justify" style:justify-single-word="false"/>
      <style:text-properties style:font-name="Calibri" fo:font-style="italic" fo:font-weight="bold" officeooo:rsid="00006d41" officeooo:paragraph-rsid="00006d41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officeooo:rsid="00021733" officeooo:paragraph-rsid="00021733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2pt" officeooo:rsid="00006d41" officeooo:paragraph-rsid="00006d41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2pt" officeooo:rsid="00021733" officeooo:paragraph-rsid="00021733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2pt" officeooo:rsid="0002c17c" officeooo:paragraph-rsid="0002c17c" style:font-size-asian="12pt" style:font-size-complex="12pt"/>
    </style:style>
    <style:style style:name="P9" style:family="paragraph" style:parent-style-name="Preformatted_20_Text">
      <style:paragraph-properties fo:text-align="justify" style:justify-single-word="false"/>
      <style:text-properties officeooo:rsid="00006d41" officeooo:paragraph-rsid="00006d41"/>
    </style:style>
    <style:style style:name="P10" style:family="paragraph" style:parent-style-name="Preformatted_20_Text">
      <style:paragraph-properties fo:margin-top="0cm" fo:margin-bottom="0.499cm" style:contextual-spacing="false" fo:text-align="justify" style:justify-single-word="false"/>
    </style:style>
    <style:style style:name="P11" style:family="paragraph" style:parent-style-name="Preformatted_20_Text">
      <style:paragraph-properties fo:margin-top="0cm" fo:margin-bottom="0cm" style:contextual-spacing="false" fo:text-align="justify" style:justify-single-word="false"/>
      <style:text-properties officeooo:paragraph-rsid="0002c17c"/>
    </style:style>
    <style:style style:name="P12" style:family="paragraph" style:parent-style-name="Preformatted_20_Text">
      <style:paragraph-properties fo:margin-top="0cm" fo:margin-bottom="0.499cm" style:contextual-spacing="false" fo:text-align="justify" style:justify-single-word="false"/>
      <style:text-properties officeooo:paragraph-rsid="0002c17c"/>
    </style:style>
    <style:style style:name="P13" style:family="paragraph" style:parent-style-name="Preformatted_20_Text">
      <style:paragraph-properties fo:margin-top="0cm" fo:margin-bottom="0cm" style:contextual-spacing="false" fo:text-align="justify" style:justify-single-word="false"/>
    </style:style>
    <style:style style:name="P14" style:family="paragraph" style:parent-style-name="Preformatted_20_Text">
      <style:paragraph-properties fo:text-align="justify" style:justify-single-word="false"/>
      <style:text-properties style:font-name="Calibri" officeooo:rsid="00021733" officeooo:paragraph-rsid="00021733"/>
    </style:style>
    <style:style style:name="P15" style:family="paragraph" style:parent-style-name="Preformatted_20_Text">
      <style:paragraph-properties fo:text-align="start" style:justify-single-word="false"/>
      <style:text-properties style:font-name="Calibri" fo:font-size="12pt" fo:font-style="italic" fo:font-weight="bold" officeooo:rsid="00021733" officeooo:paragraph-rsid="00021733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Preformatted_20_Text">
      <style:paragraph-properties fo:margin-top="0cm" fo:margin-bottom="0cm" style:contextual-spacing="false" fo:text-align="justify" style:justify-single-word="false"/>
      <style:text-properties style:font-name="Calibri" fo:font-size="12pt" fo:font-style="italic" fo:font-weight="bold" officeooo:paragraph-rsid="0002c17c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Preformatted_20_Text">
      <style:paragraph-properties fo:text-align="start" style:justify-single-word="false"/>
      <style:text-properties style:font-name="Calibri" fo:font-size="12pt" fo:font-style="italic" fo:font-weight="bold" officeooo:paragraph-rsid="00021733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Preformatted_20_Text">
      <style:paragraph-properties fo:margin-top="0cm" fo:margin-bottom="0.499cm" style:contextual-spacing="false" fo:text-align="justify" style:justify-single-word="false"/>
      <style:text-properties style:font-name="Calibri" fo:font-size="12pt" officeooo:rsid="0002c17c" officeooo:paragraph-rsid="0002c17c" style:font-size-asian="12pt" style:font-size-complex="12pt"/>
    </style:style>
    <style:style style:name="P21" style:family="paragraph" style:parent-style-name="Preformatted_20_Text">
      <style:paragraph-properties fo:text-align="justify" style:justify-single-word="false"/>
      <style:text-properties style:font-name="Calibri" fo:font-size="12pt" officeooo:rsid="0002c17c" officeooo:paragraph-rsid="0002c17c" style:font-size-asian="12pt" style:font-size-complex="12pt"/>
    </style:style>
    <style:style style:name="P22" style:family="paragraph" style:parent-style-name="Preformatted_20_Text">
      <style:paragraph-properties fo:margin-top="0cm" fo:margin-bottom="0cm" style:contextual-spacing="false" fo:text-align="justify" style:justify-single-word="false"/>
      <style:text-properties style:font-name="Calibri" fo:font-size="12pt" officeooo:rsid="00021733" officeooo:paragraph-rsid="0002c17c" style:font-size-asian="12pt" style:font-size-complex="12pt"/>
    </style:style>
    <style:style style:name="P23" style:family="paragraph" style:parent-style-name="Preformatted_20_Text">
      <style:paragraph-properties fo:margin-top="0cm" fo:margin-bottom="0.499cm" style:contextual-spacing="false" fo:text-align="justify" style:justify-single-word="false"/>
      <style:text-properties officeooo:rsid="0002c17c" officeooo:paragraph-rsid="0002c17c"/>
    </style:style>
    <style:style style:name="P24" style:family="paragraph" style:parent-style-name="Preformatted_20_Text">
      <style:paragraph-properties fo:margin-top="0cm" fo:margin-bottom="0cm" style:contextual-spacing="false" fo:text-align="justify" style:justify-single-word="false"/>
      <style:text-properties officeooo:rsid="0002c17c" officeooo:paragraph-rsid="0002c17c"/>
    </style:style>
    <style:style style:name="P25" style:family="paragraph" style:parent-style-name="Preformatted_20_Text">
      <style:paragraph-properties fo:text-align="start" style:justify-single-word="false"/>
    </style:style>
    <style:style style:name="P26" style:family="paragraph" style:parent-style-name="Text_20_body">
      <style:paragraph-properties fo:text-align="justify" style:justify-single-word="false"/>
      <style:text-properties style:font-name="Calibri" fo:font-size="12pt" officeooo:paragraph-rsid="0002c17c" style:font-size-asian="12pt" style:font-size-complex="12pt"/>
    </style:style>
    <style:style style:name="P27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style:font-name="Calibri" fo:font-size="12pt" officeooo:paragraph-rsid="0002c17c" style:font-size-asian="12pt" style:font-size-complex="12pt"/>
    </style:style>
    <style:style style:name="P28" style:family="paragraph" style:parent-style-name="Text_20_body" style:list-style-name="L1">
      <style:paragraph-properties fo:text-align="justify" style:justify-single-word="false"/>
      <style:text-properties style:font-name="Calibri" fo:font-size="12pt" officeooo:paragraph-rsid="0002c17c" style:font-size-asian="12pt" style:font-size-complex="12pt"/>
    </style:style>
    <style:style style:name="P29" style:family="paragraph" style:parent-style-name="Text_20_body">
      <style:paragraph-properties fo:text-align="justify" style:justify-single-word="false"/>
      <style:text-properties style:font-name="Calibri" fo:font-size="12pt" officeooo:rsid="0002c17c" officeooo:paragraph-rsid="0002c17c" style:font-size-asian="12pt" style:font-size-complex="12pt"/>
    </style:style>
    <style:style style:name="P30" style:family="paragraph" style:parent-style-name="Text_20_body">
      <style:paragraph-properties fo:text-align="justify" style:justify-single-word="false"/>
      <style:text-properties style:font-name="Calibri" fo:font-size="12pt" fo:font-style="italic" fo:font-weight="bold" officeooo:rsid="0002c17c" officeooo:paragraph-rsid="0002c17c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021733"/>
    </style:style>
    <style:style style:name="T2" style:family="text">
      <style:text-properties style:font-name="Calibri" fo:font-size="12pt" style:font-size-asian="12pt" style:font-size-complex="12pt"/>
    </style:style>
    <style:style style:name="T3" style:family="text">
      <style:text-properties style:font-name="Calibri" fo:font-size="12pt" officeooo:rsid="0002c17c" style:font-size-asian="12pt" style:font-size-complex="12pt"/>
    </style:style>
    <style:style style:name="T4" style:family="text">
      <style:text-properties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font-name="Calibri" fo:font-size="12pt" fo:font-style="italic" fo:font-weight="bold" officeooo:rsid="0002c17c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style:font-name="Calibri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weight="bold"/>
    </style:style>
    <style:style style:name="T8" style:family="text">
      <style:text-properties fo:font-weight="bold" officeooo:rsid="0002c17c"/>
    </style:style>
    <style:style style:name="T9" style:family="text">
      <style:text-properties fo:color="#000000" loext:opacity="100%"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fo:color="#000000" loext:opacity="100%" style:font-name="Calibri" fo:font-size="12pt" fo:font-style="italic" fo:font-weight="bold" officeooo:rsid="00021733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officeooo:rsid="0002c17c"/>
    </style:style>
    <style:style style:name="T12" style:family="text">
      <style:text-properties officeooo:rsid="0004231e"/>
    </style:style>
    <style:style style:name="T13" style:family="text">
      <style:text-properties officeooo:rsid="0004eee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ar <text:span text:style-name="T11">P</text:span>ython para hacer <text:span text:style-name="T13">Scripts de Sistemas Operativos</text:span></text:p>
      <text:p text:style-name="P2"/>
      <text:p text:style-name="P3">Algunas funciones útiles:</text:p>
      <text:p text:style-name="P3"/>
      <text:p text:style-name="P3">1) <text:span text:style-name="T1">Prácticamente</text:span> todas las distribuciones de Linux incluyen Python. Para saber donde está <text:span text:style-name="T1">podéis</text:span> ejecutar</text:p>
      <text:p text:style-name="P3"/>
      <text:p text:style-name="P4">which python</text:p>
      <text:p text:style-name="P3"/>
      <text:p text:style-name="P3">Y os <text:span text:style-name="T1">dará</text:span> la ruta. En la gran mayoría de estas su ruta es “/usr/bin/python”.</text:p>
      <text:p text:style-name="P3"><text:line-break/>Para hacer un ShellScript en Python, <text:span text:style-name="T1">debéis</text:span> incluir en la primera línea que el intérprete a usar sea Python, <text:span text:style-name="T1">podéis</text:span> hacerlo en</text:p>
      <text:p text:style-name="P3"/>
      <text:p text:style-name="P4">#!/usr/bin/python</text:p>
      <text:p text:style-name="P3"/>
      <text:p text:style-name="P3">Después, al igual que cualquier otro tipo de ShellScript, <text:span text:style-name="T1">deberéis darle permisos de ejecución (por ejemplo con chmod u+x ./nuestroScript.py).</text:span></text:p>
      <text:p text:style-name="P3"/>
      <text:p text:style-name="P5">NOTA: la extensión .py, aunque recomendable por temas de comprensión, no es obligatoria.</text:p>
      <text:p text:style-name="P3"/>
      <text:p text:style-name="P3"/>
      <text:p text:style-name="P3">2) Ejecutar comandos Linux y obtener su salida por pantalla</text:p>
      <text:p text:style-name="P3"/>
      <text:p text:style-name="P9"><text:span text:style-name="Source_20_Text"><text:span text:style-name="T4">import commands</text:span></text:span></text:p>
      <text:p text:style-name="P10"><text:span text:style-name="Source_20_Text"><text:span text:style-name="T4">status, output = commands.getstatusoutput("cat /etc/services")</text:span></text:span></text:p>
      <text:p text:style-name="P3">Este comando devuelve el status de la ejecución en la variable status (generalmente 0 si el comando se ha ejecutado correctamente y distintos de 0 si ha habido un error, indicando cuál) y la salida que ser <text:span text:style-name="T1">vería</text:span> por pantalla (la salida <text:span text:style-name="T1">estándar</text:span>) se almacena en la variable output.</text:p>
      <text:p text:style-name="P6"/>
      <text:p text:style-name="P6">3) Leer de teclado (similar a la <text:span text:style-name="T12">función</text:span> read en Bash ShellScript)</text:p>
      <text:p text:style-name="P7">De manera simple se puede hacer con</text:p>
      <text:p text:style-name="P7"/>
      <text:p text:style-name="P14"><text:span text:style-name="Source_20_Text"><text:span text:style-name="T4">nb = input('Elige un número: ')</text:span></text:span></text:p>
      <text:p text:style-name="P7"/>
      <text:p text:style-name="P7">Y se guardará lo leído por teclado en la variable nb</text:p>
      <text:p text:style-name="P7"/>
      <text:p text:style-name="P7">4) Para el paso de parámetros desde consola en Python, hay que importar sys y usar sys.argv. Esta variable es un vector que contiene el nombre del ejecutable en la posición 0 y en las siguientes posiciones los parámetros en orden</text:p>
      <text:p text:style-name="P15">import sys</text:p>
      <text:p text:style-name="P17"/>
      <text:p text:style-name="P25"><text:span text:style-name="Source_20_Text"><text:span text:style-name="T9">if len(sys.argv) != 3: <text:line-break/><text:tab/></text:span></text:span><text:span text:style-name="Source_20_Text"><text:span text:style-name="T10">print “Se requieren 2 parámetros”</text:span></text:span><text:span text:style-name="Source_20_Text"><text:span text:style-name="T9"> </text:span></text:span></text:p>
      <text:p text:style-name="P15">else:</text:p>
      <text:p text:style-name="P18"><text:span text:style-name="T1"><text:tab/>p</text:span>rint sys.argv[0] # devuelve el nombre del <text:span text:style-name="T1">ejecutable</text:span>.</text:p>
      <text:p text:style-name="P18"><text:span text:style-name="T1"><text:tab/>p</text:span>rint sys.argv[1] # devuelve el primer argumento</text:p>
      <text:p text:style-name="P19"><text:span text:style-name="T1"><text:tab/>p</text:span>rint sys.argv[2] # devuelve el segundo argumento</text:p>
      <text:p text:style-name="P20"><text:soft-page-break/>5) Simular la herramienta test (para comprobar si existen ficheros, directorios, etc.)</text:p>
      <text:p text:style-name="P20">Por ejemplo, para saber si una ruta existe, sea fichero o directorio:</text:p>
      <text:p text:style-name="P23"><text:span text:style-name="Source_20_Text"><text:span text:style-name="T4">import os.path</text:span></text:span></text:p>
      <text:p text:style-name="P11"><text:span text:style-name="Source_20_Text"><text:span text:style-name="T5">file_path=”/home”</text:span></text:span></text:p>
      <text:p text:style-name="P13"><text:span text:style-name="Source_20_Text"><text:span text:style-name="T5">if </text:span></text:span><text:span text:style-name="Source_20_Text"><text:span text:style-name="T4">os.path.exists(file_path):</text:span></text:span></text:p>
      <text:p text:style-name="P13"><text:span text:style-name="Source_20_Text"><text:span text:style-name="T4"><text:tab/></text:span></text:span><text:span text:style-name="Source_20_Text"><text:span text:style-name="T5">print “La ruta existe”</text:span></text:span></text:p>
      <text:p text:style-name="P11"><text:span text:style-name="Source_20_Text"><text:span text:style-name="T5">else:</text:span></text:span></text:p>
      <text:p text:style-name="P11"><text:span text:style-name="Source_20_Text"><text:span text:style-name="T4"><text:tab/></text:span></text:span><text:span text:style-name="Source_20_Text"><text:span text:style-name="T5">print “La ruta no existe”</text:span></text:span></text:p>
      <text:p text:style-name="P11"><text:span text:style-name="Source_20_Text"><text:span text:style-name="T2"/></text:span></text:p>
      <text:p text:style-name="P20">Por ejemplo, para saber si es un directorio (no fichero)</text:p>
      <text:p text:style-name="P24"><text:span text:style-name="Source_20_Text"><text:span text:style-name="T4">import os.path</text:span></text:span></text:p>
      <text:p text:style-name="P11"><text:span text:style-name="Source_20_Text"><text:span text:style-name="T5">file_path=”/home”</text:span></text:span></text:p>
      <text:p text:style-name="P11"><text:span text:style-name="Source_20_Text"><text:span text:style-name="T5">if </text:span></text:span><text:span text:style-name="Source_20_Text"><text:span text:style-name="T4">os.path.</text:span></text:span><text:span text:style-name="Source_20_Text"><text:span text:style-name="T5">isdir</text:span></text:span><text:span text:style-name="Source_20_Text"><text:span text:style-name="T4">(file_path):</text:span></text:span></text:p>
      <text:p text:style-name="P11"><text:span text:style-name="Source_20_Text"><text:span text:style-name="T4"><text:tab/></text:span></text:span><text:span text:style-name="Source_20_Text"><text:span text:style-name="T5">print “La ruta es un directorio”</text:span></text:span></text:p>
      <text:p text:style-name="P11"><text:span text:style-name="Source_20_Text"><text:span text:style-name="T5">else:</text:span></text:span></text:p>
      <text:p text:style-name="P24"><text:span text:style-name="Source_20_Text"><text:span text:style-name="T4"><text:tab/>print “La ruta no existe o no es un directorio”</text:span></text:span></text:p>
      <text:p text:style-name="P7"/>
      <text:p text:style-name="P12"><text:span text:style-name="Source_20_Text"><text:span text:style-name="T3">Por ejemplo, comprobar si una ruta es fichero (no directorio) y además comprobar si tenemos permisos de lectura</text:span></text:span></text:p>
      <text:p text:style-name="P11"><text:span text:style-name="Source_20_Text"><text:span text:style-name="T4">import os</text:span></text:span></text:p>
      <text:p text:style-name="P11"><text:span text:style-name="Source_20_Text"><text:span text:style-name="T4">import os.path</text:span></text:span></text:p>
      <text:p text:style-name="P16"/>
      <text:p text:style-name="P11"><text:span text:style-name="Source_20_Text"><text:span text:style-name="T4">PATH='./file.txt'</text:span></text:span></text:p>
      <text:p text:style-name="P16"/>
      <text:p text:style-name="P11"><text:span text:style-name="Source_20_Text"><text:span text:style-name="T4">if os.path.isfile(PATH) and os.access(PATH, os.R_OK):</text:span></text:span></text:p>
      <text:p text:style-name="P11"><text:span text:style-name="Source_20_Text"><text:span text:style-name="T4"><text:s text:c="4"/>print "File exists and is readable"</text:span></text:span></text:p>
      <text:p text:style-name="P11"><text:span text:style-name="Source_20_Text"><text:span text:style-name="T4">else:</text:span></text:span></text:p>
      <text:p text:style-name="P22"><text:span text:style-name="Source_20_Text"><text:span text:style-name="T6"><text:s text:c="4"/>print "Either file is missing or is not readable"</text:span></text:span></text:p>
      <text:p text:style-name="P7"/>
      <text:p text:style-name="P8">Para usar con os.access</text:p>
      <text:p text:style-name="P26"><text:span text:style-name="T8"><text:tab/></text:span><text:span text:style-name="T7">os.R_OK:</text:span> <text:span text:style-name="T11">Para comprobar si se tiene permiso de lectura en la ruta</text:span></text:p>
      <text:list xml:id="list4000265447" text:style-name="L1">
        <text:list-header>
          <text:p text:style-name="P27"><text:span text:style-name="T7">os.W_OK</text:span> <text:span text:style-name="T11">Para comprobar si se tiene permiso de escritura en la ruta</text:span></text:p>
          <text:p text:style-name="P28"><text:span text:style-name="T7">os.X_OK</text:span> <text:span text:style-name="T11">Para comprobar si se tiene permiso de ejecución en la ruta</text:span></text:p>
        </text:list-header>
      </text:list>
      <text:p text:style-name="P29">6) Leer variables de entorno de Linux desde Python:</text:p>
      <text:p text:style-name="P21"><text:span text:style-name="Source_20_Text"><text:span text:style-name="T6">import os</text:span></text:span></text:p>
      <text:p text:style-name="P10"><text:span text:style-name="Source_20_Text"><text:span text:style-name="T4">print os.environ['HOME'] </text:span></text:span><text:span text:style-name="Source_20_Text"><text:span text:style-name="T5"># Esto nos imprime la variable de entorno de Linux HOME</text:span></text:span></text:p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4-26T09:43:53.544000000</meta:creation-date>
    <dc:date>2022-07-29T21:11:11.042000000</dc:date>
    <meta:editing-duration>PT11M52S</meta:editing-duration>
    <meta:editing-cycles>5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54" meta:word-count="457" meta:character-count="2836" meta:non-whitespace-character-count="2415"/>
  </office:meta>
</office:document-meta>
</file>